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style:text-properties fo:color="#0000ff"/>
    </style:style>
    <style:style style:name="P7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uk" fo:country="UA"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First_20_line_20_indent">
      <style:paragraph-properties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4" style:family="paragraph" style:parent-style-name="Text_20_body">
      <style:paragraph-properties fo:margin-left="0cm" fo:margin-right="0cm" fo:text-align="justify" style:justify-single-word="false" fo:text-indent="0cm" style:auto-text-indent="false"/>
    </style:style>
    <style:style style:name="P115" style:family="paragraph" style:parent-style-name="Text_20_body">
      <style:paragraph-properties fo:margin-left="0cm" fo:margin-right="0cm" fo:text-align="justify" style:justify-single-word="false" fo:text-indent="0cm" style:auto-text-indent="false"/>
      <style:text-properties fo:color="#800000"/>
    </style:style>
    <style:style style:name="P11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cm" fo:margin-right="0cm" fo:text-align="center" style:justify-single-word="false" fo:text-indent="0cm" style:auto-text-indent="false"/>
    </style:style>
    <style:style style:name="P11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1">
      <style:paragraph-properties fo:background-color="#eeeeee">
        <style:background-image/>
      </style:paragraph-properties>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style:paragraph-properties fo:background-color="#eeeeee">
        <style:background-image/>
      </style:paragraph-properties>
    </style:style>
    <style:style style:name="P147" style:family="paragraph" style:parent-style-name="Heading_20_2">
      <style:paragraph-properties fo:background-color="#eeeeee">
        <style:background-image/>
      </style:paragraph-properties>
      <style:text-properties fo:language="ru" fo:country="RU"/>
    </style:style>
    <style:style style:name="P14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9" style:family="paragraph" style:parent-style-name="Text_20_body" style:list-style-name="L1">
      <style:paragraph-properties fo:text-align="justify" style:justify-single-word="false"/>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color="#c5000b"/>
    </style:style>
    <style:style style:name="T54" style:family="text">
      <style:text-properties fo:language="fr" fo:country="FR"/>
    </style:style>
    <style:style style:name="T55" style:family="text">
      <style:text-properties fo:color="#0000ff"/>
    </style:style>
    <style:style style:name="T56" style:family="text">
      <style:text-properties fo:color="#3333ff"/>
    </style:style>
    <style:style style:name="T57" style:family="text">
      <style:text-properties fo:color="#3333ff" fo:language="en" fo:country="US"/>
    </style:style>
    <style:style style:name="T58" style:family="text">
      <style:text-properties fo:font-style="normal" style:font-style-asian="normal" style:font-style-complex="normal"/>
    </style:style>
    <style:style style:name="T59" style:family="text">
      <style:text-properties fo:color="#0066ff"/>
    </style:style>
    <style:style style:name="T60" style:family="text">
      <style:text-properties fo:color="#0066ff" fo:language="en" fo:country="US" fo:font-style="normal" fo:background-color="transparent" style:font-style-asian="normal" style:font-style-complex="normal" loext:char-shading-value="0"/>
    </style:style>
    <style:style style:name="T61" style:family="text">
      <style:text-properties fo:background-color="#ffff00"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color="#0066cc"/>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911941167471807949" text:style-name="L1">
        <text:list-item>
          <text:p text:style-name="P149">добавить детектив <text:span text:style-name="T1">(реализовано)</text:span>+ магические уроки/трактаты Старсвирла (реализовано)</text:p>
        </text:list-item>
        <text:list-item>
          <text:p text:style-name="P150">Терра несколько раз пытается убить Макса (один раз — в аквапарке). Несколько раз Макса спасает Селестия (даёт приказы Нексусу)</text:p>
        </text:list-item>
        <text:list-item>
          <text:p text:style-name="P150">Книги:</text:p>
        </text:list-item>
      </text:list>
      <text:list xml:id="list7889370879772018690" text:style-name="L2">
        <text:list-item>
          <text:p text:style-name="P151">«Великие грифоны прошлого» - из канона (5<text:span text:style-name="T10">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Природа Проклятий» - обмен</text:p>
        </text:list-item>
        <text:list-item>
          <text:p text:style-name="P151">«<text:span text:style-name="T51">Магия для Чайников</text:span>» - обмен</text:p>
        </text:list-item>
        <text:list-item>
          <text:p text:style-name="P151">«Энциклопедия Арканум» - обмен</text:p>
        </text:list-item>
        <text:list-item>
          <text:p text:style-name="P151"><text:soft-page-break/>«О Гейсах» - обмен</text:p>
        </text:list-item>
        <text:list-item>
          <text:p text:style-name="P151">«<text:span text:style-name="T61">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416388724977407582"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По другим данным, Селестии около 2500 лет (Обмен).</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text:soft-page-break/>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text:soft-page-break/>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4">Единорог. Холост, молод, мечтателен. Живёт в Кантерлоте. В свободное время рисует облака.</text:p>
      <text:h text:style-name="Heading_20_3" text:outline-level="3"><text:soft-page-break/>Алекс</text:h>
      <text:p text:style-name="P114">Менеджер проектов, над одним из которых (Нексус) работает Макс.</text:p>
      <text:h text:style-name="Heading_20_3" text:outline-level="3">Ростик</text:h>
      <text:p text:style-name="P114">Лидер команды тестировщиков</text:p>
      <text:h text:style-name="Heading_20_3" text:outline-level="3">Стас</text:h>
      <text:p text:style-name="P114">Программист-новичок в команде Макса.</text:p>
      <text:h text:style-name="Heading_20_3" text:outline-level="3">Рома</text:h>
      <text:p text:style-name="P114">Программист в команде UI-программистов</text:p>
      <text:h text:style-name="Heading_20_3" text:outline-level="3">Анджела</text:h>
      <text:p text:style-name="P114">Сисадмин. Флиртует с Максом.</text:p>
      <text:p text:style-name="P114"/>
      <text:h text:style-name="Heading_20_2" text:outline-level="2">Положения</text:h>
      <text:p text:style-name="P11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44" text:outline-level="2">1. Терра</text:h>
      <text:p text:style-name="P22">музыка - кондовая электронная, холодная и отчаянная (Electronics “Disappointed”)</text:p>
      <text:p text:style-name="P11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text:span><text:soft-page-break/><text:span text:style-name="T1">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0">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7"><text:span text:style-name="T10">&gt;\</text:span>Привет, Н<text:span text:style-name="T1">эш.</text:span> Это Макс.</text:p>
      <text:p text:style-name="P67"><text:span text:style-name="T10">&lt;\</text:span>Привет Макс. <text:span text:style-name="T1">Рад тебя видеть. Где ты отсутствовал три дня?</text:span></text:p>
      <text:p text:style-name="P67"><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text:soft-page-break/></text:p>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Введём-ка парочку <text:span text:style-name="T1">простейших</text:span> вопросов <text:span text:style-name="T1">для разминки</text:span>.</text:p>
      <text:p text:style-name="P38"/>
      <text:p text:style-name="P67"><text:span text:style-name="T10">&gt;\</text:span>Как называется наш проект?</text:p>
      <text:p text:style-name="P67"><text:span text:style-name="T10">&lt;\</text:span>Дайсон.</text:p>
      <text:p text:style-name="P67"><text:span text:style-name="T10">&gt;\</text:span>Сколько тебе лет?</text:p>
      <text:p text:style-name="P67"><text:span text:style-name="T10">&lt;\</text:span>Два года с начала запуска кластера.</text:p>
      <text:p text:style-name="P67"><text:span text:style-name="T10">&gt;\</text:span>Какой сейчас год?</text:p>
      <text:p text:style-name="P67"><text:span text:style-name="T10">&gt;\</text:span>202<text:span text:style-name="T1">1</text:span>-й.</text:p>
      <text:p text:style-name="P21"/>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67"><text:span text:style-name="T10">&gt;\</text:span>Н<text:span text:style-name="T1">эш</text:span>, отключи память <text:span text:style-name="T1">заданий</text:span> за последнюю неделю.</text:p>
      <text:p text:style-name="P67"><text:span text:style-name="T10">&lt;\</text:span>Выполнено.</text:p>
      <text:p text:style-name="P67"><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7"><text:span text:style-name="T10">&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10">&lt;\</text:span><text:span text:style-name="T1">Выполняю задачу</text:span>...</text:p>
      <text:p text:style-name="P84"><text:span text:style-name="T10">&lt;\</text:span>...</text:p>
      <text:p text:style-name="P84"><text:span text:style-name="T10">&lt;\</text:span>Решение:</text:p>
      <text:p text:style-name="P84"><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10">:47.bmf»</text:span></text:p>
      <text:p text:style-name="P20"/>
      <text:p text:style-name="P28">&lt;<text:span text:style-name="T1">как-то говённо. Улучшить</text:span>&gt;</text:p>
      <text:p text:style-name="P38">Хм, не понял? Ч<text:span text:style-name="T1">ё</text:span> за хрень?</text:p>
      <text:p text:style-name="P38"/>
      <text:p text:style-name="P67"><text:span text:style-name="T10">&gt;</text:span>\<text:span text:style-name="T1">Нэш</text:span>, почему ты используешь жёсткие настройки <text:span text:style-name="T1">для решения задачи</text:span>?</text:p>
      <text:p text:style-name="P67"><text:span text:style-name="T10">&lt;\</text:span>Настройки правильные, <text:span text:style-name="T1">Макс</text:span>.</text:p>
      <text:p text:style-name="P21"/>
      <text:p text:style-name="P3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2"/>
      <text:p text:style-name="P67"><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8">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8">Ага, уже теплее.</text:p>
      <text:p text:style-name="P38"/>
      <text:p text:style-name="P67"><text:span text:style-name="T10">&gt;</text:span>\<text:span text:style-name="T1">Нэш</text:span>,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0">– </text:span>Окей. Спасибо, Макс. <text:span text:style-name="T1">Выручил.</text:span></text:p>
      <text:p text:style-name="P38"><text:soft-page-break/><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0">.</text:span></text:p>
      <text:p text:style-name="P85">Гудки.</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17">***</text:p>
      <text:p text:style-name="P117"/>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0">&lt;</text:span><text:span text:style-name="T64">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pan text:style-name="T1">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1">А у нас получается... </text:span><text:span text:style-name="T2">–</text:span><text:span text:style-name="T5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69">Музыка быстрая, тревожная, надорваная и печальная (Pet Shop Boys “So Hard” ?)</text:p>
      <text:p text:style-name="P24"/>
      <text:p text:style-name="P11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6"/>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lt;<text:span text:style-name="T1">Описание полёта через Эогипп. Удивлённый взгляд Анакорна</text:span>&gt;</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text:soft-page-break/></text:p>
      <text:h text:style-name="Heading_20_2" text:outline-level="2"><text:span text:style-name="T10">3. </text:span>Кантерлот</text:h>
      <text:p text:style-name="P70">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302180450774874138"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8"><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8">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8">Я потянулся. Хватит на сегодня чтения. Настало время ежедневной прогулки по городу. Тем более, что у меня есть деньги.</text:p>
      <text:p text:style-name="P6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8">Так что даже на ремонт одежды и покупку необходимых в повседневной жизни мелочей у меня финансов не было. До недавнего времени. </text:p>
      <text:p text:style-name="P6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8"><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8"><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text:soft-page-break/>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5">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2">– А по-моему, ты не…</text:p>
      <text:p text:style-name="P40"><text:span text:style-name="T11">– Так, я попрошу! – перебила меня венценосная кобыла. – Давай, ты не будешь лезть в мои дела, а я не буду</text:span><text:span text:style-name="T5">… эээ… ммм…</text:span></text:p>
      <text:p text:style-name="P42">– Не будешь что?</text:p>
      <text:p text:style-name="P50">Селестия нахмурилась и угрожающе подняла крылья.</text:p>
      <text:p text:style-name="P50"><text:span text:style-name="T10">– </text:span>Не забывай, человек, я — могущественный маг и правитель Эквестрии. Ко мне нужно относиться с должным уважением!</text:p>
      <text:p text:style-name="P50"><text:span text:style-name="T10">– </text:span>А то что? Превратишь в жабу? Сошлёшь на Луну? Убьёшь нахер?</text:p>
      <text:p text:style-name="P50"><text:soft-page-break/>Аликорница сникла. Уши её опустились.</text:p>
      <text:p text:style-name="P50"><text:span text:style-name="T10">– </text:span>Макс, не надо... Ты же знаешь, я этого не сделаю.</text:p>
      <text:p text:style-name="P50"><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0"><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0"><text:span text:style-name="T10">Аликорница уселась н</text:span>а пол <text:span text:style-name="T10">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0"><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0">– </text:span>Вот, читай отсюда. <text:span text:style-name="T10">– а</text:span>ликорница подчеркнула абзац копытом.</text:p>
      <text:p text:style-name="P50"/>
      <text:p text:style-name="P51">***</text:p>
      <text:p text:style-name="P51"/>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2">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2">–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p text:style-name="P42">&lt;<text:span text:style-name="T23">Глава про то, как Селестия пытается определить, чего хочет Макс. В конце-концов, она понимает, что Макс хочет секса и дружбы</text:span>&gt;</text:p>
      <text:p text:style-name="P42"/>
      <text:h text:style-name="P145" text:outline-level="2"><text:span text:style-name="T10">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text:soft-page-break/>–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1">***</text:p>
      <text:p text:style-name="P50">&lt;<text:span text:style-name="T55">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0"><text:soft-page-break/></text:p>
      <text:p text:style-name="P50">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text:soft-page-break/>–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text:soft-page-break/>–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44" text:outline-level="2">6. Стыд</text:h>
      <text:p text:style-name="P50"/>
      <text:p text:style-name="P58">~~~ Завтра на семь в библиотеке ~~~</text:p>
      <text:p text:style-name="P58"/>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text:soft-page-break/>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text:soft-page-break/>– <text:s/>Нам не туда. Не сейчас. Я хочу показать тебе Эквестрию. – тихо сказала она.</text:p>
      <text:p text:style-name="P50">&lt;<text:span text:style-name="T56">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0"><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0">— умение делегировать полномочия. Вечером того же дня я села за письменный стол.</text:span></text:p>
      <text:p text:style-name="P42">“<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0">—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text:span text:style-name="T10">40-6</text:span></text:h>
      <text:p text:style-name="P71">Mark Knopfler — Hill Farmers Blues — или на следующую главу (прощание)</text:p>
      <text:p text:style-name="P50"/>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5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42">…</text:p>
      <text:p text:style-name="P42"/>
      <text:p text:style-name="P50">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2">— вся архитектура явно </text:span><text:span text:style-name="T32">была </text:span><text:span text:style-name="T42">заточена под крылатых. Таких, для которых приземлиться на балкон в тронном зале или уйти через портик на крыше</text:span><text:span text:style-name="T58"> </text:span><text:span text:style-name="T42">—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2"> </text:span><text:span text:style-name="T32">Его центр занимал высокий </text:span><text:span text:style-name="T42">кругл</text:span><text:span text:style-name="T32">ый</text:span><text:span text:style-name="T42"> </text:span><text:span text:style-name="T32">футон</text:span><text:span text:style-name="T42"> </text:span><text:span text:style-name="T32">с</text:span><text:span text:style-name="T42"> велик</text:span><text:span text:style-name="T32">им</text:span><text:span text:style-name="T42"> множество</text:span><text:span text:style-name="T32">м</text:span><text:span text:style-name="T42"> подушек. Среди них я с удивлением заметил плюшевую единорожку </text:span><text:span text:style-name="T32">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0">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oft-page-break/><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0">–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text:soft-page-break/>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oft-page-break/><text:span text:style-name="T10">–</text:span> А водку у вас принято пить?</text:p>
      <text:p text:style-name="P4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0"><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0">– Это ты называешь “дружбой”? – с </text:span>улыбкой хмыкнул<text:span text:style-name="T10"> я. – </text:span>Мне нравится твоё чувство юмора.</text:p>
      <text:p text:style-name="P50">Аликорница нахмурилась.</text:p>
      <text:p text:style-name="P50"><text:span text:style-name="T10">–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0">Копыто аликорницы закрыло мне рот прежде чем я успел договорить заветное слово.</text:p>
      <text:p text:style-name="P42"><text:soft-page-break/>–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2">–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1"><text:soft-page-break/>***</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1"><text:span text:style-name="T47">– </text:span>“<text:span text:style-name="T1">Что я могу сделать, чтобы вернуть всё назад?</text:span>”</text:p>
      <text:p text:style-name="P11"><text:span text:style-name="T47">– </text:span><text:span text:style-name="T32">Так и сказала?</text:span></text:p>
      <text:p text:style-name="P1"><text:span text:style-name="T42">–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2">Что бы это значило, Флер?</text:span></text:p>
      <text:p text:style-name="P11"><text:span text:style-name="T47">–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text:soft-page-break/>– Может, мне поговорить с ней?</text:p>
      <text:p text:style-name="P4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
      <text:p text:style-name="P1"><text:span text:style-name="T43">&lt;</text:span><text:span text:style-name="T60">Mark Knopfler - </text:span><text:span text:style-name="T59">Hill Farmer's Blues</text:span><text:span text:style-name="T43">&gt;</text:span></text:p>
      <text:p text:style-name="P44">***</text:p>
      <text:p text:style-name="P42"/>
      <text:p text:style-name="P48"><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text:span text:style-name="T10">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text:soft-page-break/>– Ну ма-а-ам! Раскажи ещё что-нибудь! Про Сомбру!</text:p>
      <text:p text:style-name="P5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 Конечно, моя хорошая...</text:p>
      <text:p text:style-name="P58"/>
      <text:p text:style-name="P42">Вагоны убаюкивающе перестукивались по рельсам, унося меня прочь от Кантерлота. Я перевернулся на другой бок и провалился в сон.</text:p>
      <text:p text:style-name="P72">&lt;https://www.youtube.com/watch?v=Py9SDdYGFrQ&gt;</text:p>
      <text:h text:style-name="Heading_20_2" text:outline-level="2">10. Понивилль</text:h>
      <text:p text:style-name="P42"/>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2">исчезновений уже год. Почту за честь работать </text:span><text:span text:style-name="T32">под твоим руководством</text:span><text:span text:style-name="T42">. Подожди немного, я </text:span><text:span text:style-name="T32">от</text:span><text:span text:style-name="T42">систематизирую нужную информацию и расскажу тебе, насколько далеко смогла продвинуться.</text:span></text:p>
      <text:p text:style-name="P4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3">***</text:p>
      <text:p text:style-name="P42"/>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text:soft-page-break/>–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0"><text:span text:style-name="T10">–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text:soft-page-break/>–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0">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0">&lt;Seal — Amazing <text:span text:style-name="T1">(T</text:span><text:span text:style-name="T10">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3">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2">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9"/>
      <text:p text:style-name="P51">***</text:p>
      <text:p text:style-name="P50"/>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text:soft-page-break/></text:p>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2">—</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2">– Эээ! Это что же получается? Выходит, зря я яблоки <text:span text:style-name="T1">притащила</text:span>? Нам же не сидр нужен?</text:p>
      <text:p text:style-name="P42"><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2"> </text:span><text:span text:style-name="T3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0">– </text:span>Ты?!</text:p>
      <text:p text:style-name="P102"><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10">– М</text:span>ожет тогда, ты скажешь, что в нём пошло не так и почему к вам попал я, а не сверхаликорн?</text:p>
      <text:p text:style-name="P102"><text:span text:style-name="T10">– </text:span>Не скажу. Заклинания Стар Свирла Бородатого обычно если срабатывают, то без ошибок.</text:p>
      <text:p text:style-name="P50"><text:span text:style-name="T10">– Если </text:span>только <text:span text:style-name="T10">их правильно вызывают. – </text:span>пробурчал Спайк, возвращаясь в корзинку.</text:p>
      <text:p text:style-name="P40"><text:span text:style-name="T10">–</text:span> <text:span text:style-name="T1">Эмм. </text:span>Что он имел ввиду?</text:p>
      <text:p text:style-name="P40"><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0"><text:span text:style-name="T10">– </text:span><text:span text:style-name="T1">Да, завершилось всё препаршиво. Принцесса Луна сказала, лучше бы её обратно на Луну закинули.</text:span></text:p>
      <text:p text:style-name="P40"><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0">– </text:span><text:span text:style-name="T1">Хм. Нет.</text:span></text:p>
      <text:p text:style-name="P40"><text:span text:style-name="T10">– </text:span><text:span text:style-name="T1">А друзья?</text:span></text:p>
      <text:p text:style-name="P40"><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0">…</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8">Чужестранец-человек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0">– </text:span>Привет, Эй-Джей! У тебя проблемы?</text:p>
      <text:p text:style-name="P50"><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0">–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0">–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10">– Г</text:span>отово. Принимай работу, хозяйка!</text:p>
      <text:p text:style-name="P50">Эпплджек стиснула меня в сокрушающих объятиях.</text:p>
      <text:p text:style-name="P50"><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0">–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0">–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3">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3">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0">– </text:span>Свободно? <text:span text:style-name="T10">– </text:span>спросил я у единственной пони, сидящей за столиком.</text:p>
      <text:p text:style-name="P50"><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10">– <text:s/></text:span>Пирог с грибами, яишницу и чизкейк<text:span text:style-name="T10"> – </text:span>сообщил я подошедшей официантке.</text:p>
      <text:p text:style-name="P50"><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0"><text:span text:style-name="T10">–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0">– </text:span>Вы, наверное, ждёте кого-то?</text:p>
      <text:p text:style-name="P52"><text:span text:style-name="T10">– </text:span>Неа.</text:p>
      <text:p text:style-name="P52"><text:span text:style-name="T10">– </text:span>Просто обедаете?</text:p>
      <text:p text:style-name="P52"><text:span text:style-name="T10">– </text:span>Неа.</text:p>
      <text:p text:style-name="P52"><text:span text:style-name="T10">– </text:span>Просто сидите и мрачно смотрите на меня?</text:p>
      <text:p text:style-name="P52"><text:span text:style-name="T10">– </text:span>Неа.</text:p>
      <text:p text:style-name="P52">Хм, а эта пони не из разговорчивых. Ну ладно.</text:p>
      <text:p text:style-name="P52"><text:span text:style-name="T10">– </text:span>А что же вы делаете?</text:p>
      <text:p text:style-name="P52"><text:span text:style-name="T10">– </text:span>Веселюсь. <text:span text:style-name="T10">– </text:span>мрачно заявила пони.</text:p>
      <text:p text:style-name="P52"><text:span text:style-name="T10">–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oft-page-break/><text:span text:style-name="T10">– </text:span>Привет, Макс!</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0">– </text:span>Мы с вами раньше встречались?</text:p>
      <text:p text:style-name="P5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0">– </text:span>Оставь, Салвер.<text:span text:style-name="T10"> </text:span>Ему за счёт заведения.</text:p>
      <text:p text:style-name="P50"><text:span text:style-name="T10">– </text:span>Ясно, мисс Пинки. <text:span text:style-name="T10">– </text:span>официантка кивнула и ушла.</text:p>
      <text:p text:style-name="P50"><text:span text:style-name="T10">– Ч</text:span>его-о-о?<text:span text:style-name="T10"> </text:span>Так это твой бар?</text:p>
      <text:p text:style-name="P50"><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0"><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0">– </text:span>У меня есть идея получше. <text:span text:style-name="T10">– </text:span>на свет показалась фляга Большого Макинтоша.</text:p>
      <text:p text:style-name="P50"><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0">– </text:span>Починил телегу. Только молчок про самогон, раз уж ты в курсе. <text:span text:style-name="T10">– </text:span>я разлил сидр по чашкам.</text:p>
      <text:p text:style-name="P50"><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0">–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0">– У </text:span>тебя такая смешная мордочка! <text:span text:style-name="T10">– </text:span>захихикали Пинки, покачиваясь. <text:span text:style-name="T10">– </text:span>Как будто ты <text:span text:style-name="T63">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0">– </text:span>Эммм... Скажи-ка мне, мой друг П-п-пинки... Легенда про фаэри <text:span text:style-name="T15">— </text:span><text:span text:style-name="T63">эт правда?</text:span></text:p>
      <text:p text:style-name="P50"><text:soft-page-break/><text:span text:style-name="T15">– </text:span><text:span text:style-name="T63">Какая из? Их много, вообще-то. Ик!</text:span></text:p>
      <text:p text:style-name="P50"><text:span text:style-name="T15">– </text:span><text:span text:style-name="T63">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3">Макс, </text:span><text:span text:style-name="T15">– </text:span><text:span text:style-name="T63">захихикала Пинки, взъерошив копытами розовые кудряшки и попытавшись соорудить из них бороду, </text:span><text:span text:style-name="T15">–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5">–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3">Ты что-о-о! Нельзя любить фаэри! Она похитит твоё сердце, и ты будешь искать её, пока не... </text:span><text:span text:style-name="T15">– </text:span><text:span text:style-name="T63">Пинки погрузилась в так и не съеденный салат «по-Кантерлотски» и захрапела.</text:span></text:p>
      <text:p text:style-name="P50"><text:span text:style-name="T15">– </text:span><text:span text:style-name="T63">Пока не умру?</text:span></text:p>
      <text:p text:style-name="P50"><text:span text:style-name="T15">– </text:span><text:span text:style-name="T63">Нет, глупенький, </text:span><text:span text:style-name="T15">– </text:span><text:span text:style-name="T63">пробулькала Пинки из миски. </text:span><text:span text:style-name="T15">– </text:span><text:span text:style-name="T63">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3"><text:span text:style-name="T10">– </text:span>У нас?</text:p>
      <text:p text:style-name="P53">Пинки молча поддела меня носом и с неожиданной<text:tab/>для такой маленькой кобылки силой буквально закинула меня себе на спин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0">– </text:span>Стооой! <text:span text:style-name="T10">– </text:span>заорал я. <text:span text:style-name="T10">– </text:span>Выпрыгивай из бочки!!!</text:p>
      <text:p text:style-name="P53">Кобылка-пилот улыбнулась и постукала копытцем по шлему, показывая, что не слышит меня.</text:p>
      <text:p text:style-name="P53"><text:span text:style-name="T10">– </text:span>Выпрыгивааа... <text:span text:style-name="T10">–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0">– </text:span>Смотри, вот те и ответ на вопрос, куда деваются пони!</text:p>
      <text:p text:style-name="P53"><text:span text:style-name="T10">– </text:span>Где? <text:span text:style-name="T10">– </text:span>единорожка начала оглядываться.</text:p>
      <text:p text:style-name="P5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3"><text:span text:style-name="T10">– </text:span>И что? Я всё равно не пойму, куда пони деваются? И куда пропала Скуталу?</text:p>
      <text:p text:style-name="P5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0">Приветствую тебя, мой маленький человек!</text:p>
      <text:p text:style-name="P6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0">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0"/>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text:span></text:p>
      <text:p text:style-name="P58"/>
      <text:h text:style-name="Heading_20_2" text:outline-level="2">13. Мэйнхэттен</text:h>
      <text:p text:style-name="P73">ZZ Top – Gimme all your lovin</text:p>
      <text:p text:style-name="P73">Mothley Crue – Kick Start My Heart</text:p>
      <text:p text:style-name="P53"><text:span text:style-name="T10">–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0">– </text:span>Не отсылается. Глюк какой-то.</text:p>
      <text:p text:style-name="P53"><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3"><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0">– </text:span>Это неправильно! <text:span text:style-name="T10">– </text:span>заявила Рэйнбоу Дэш, отвернувшись от окна.</text:p>
      <text:p text:style-name="P5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3"><text:span text:style-name="T10">– </text:span>Да я не про то! <text:span text:style-name="T10">– </text:span>отмахнулась пегаска. <text:span text:style-name="T10">– </text:span>Посмотри на поле.</text:p>
      <text:p text:style-name="P53"><text:span text:style-name="T10">– </text:span>И что? Поле как поле.</text:p>
      <text:p text:style-name="P53"><text:span text:style-name="T10">– </text:span>Оно не убрано. <text:span text:style-name="T10">– </text:span>мрачно ответила пегаска. <text:span text:style-name="T10">–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0">– </text:span>У самого посёлка поля убраны. Наверняка дойдёт дело и до остальных.</text:p>
      <text:p text:style-name="P5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0">– </text:span>Спасибо, но от пинкиных плюшек у меня фланки округляются.</text:p>
      <text:p text:style-name="P53"><text:span text:style-name="T10">– </text:span>Да ладно тебе, Рэйнбоу Дэш! От одной не округлятся.</text:p>
      <text:p text:style-name="P5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0"> </text:span>Как будто…</text:p>
      <text:p text:style-name="P53"><text:span text:style-name="T10">–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0">– </text:span>Они паслись… Ты можешь себе представить? Макс! Они ПАСЛИСЬ! Ели траву, как какие-то дикари! Фигня какая-то…</text:p>
      <text:p text:style-name="P53"><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0">–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0">– </text:span>Леди и джентльпони! Просьба не паниковать! Поезд дальше не идёт: впереди провал! <text:span text:style-name="T10">– </text:span>крикнул проводник.</text:p>
      <text:p text:style-name="P53"><text:span text:style-name="T10">– </text:span>Какой ещё, в дышло, провал? Я проезжал тут два дня назад!</text:p>
      <text:p text:style-name="P53"><text:span text:style-name="T10">– </text:span>Безобразие! Верните мне деньги за билет!</text:p>
      <text:p text:style-name="P53"><text:span text:style-name="T10">– </text:span>Как вы смеете! Я опоздаю в порт! <text:s/><text:span text:style-name="T10">–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0">– </text:span>Дэш, нам надо на ту сторону.</text:p>
      <text:p text:style-name="P53"><text:span text:style-name="T10">– </text:span>Нет проблем. Я могу тебя перенести.</text:p>
      <text:p text:style-name="P53">Я с сомнением посмотрел на пегаску. Дэш в холке была мне по пояс.</text:p>
      <text:p text:style-name="P53"><text:span text:style-name="T10">–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3"><text:soft-page-break/>Мля.</text:p>
      <text:p text:style-name="P5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text:p>
      <text:p text:style-name="P5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0">–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3"><text:span text:style-name="T10">– </text:span>Удостоверение личности предъявлять? <text:span text:style-name="T10">– </text:span>осведомился я.</text:p>
      <text:p text:style-name="P5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3">Дэш, ни слова не говоря, прислонила ухо к двери.</text:p>
      <text:p text:style-name="P53"><text:span text:style-name="T10">– </text:span>Будешь смеяться, но именно этим он и занят. Вызывает полицию по телефону. <text:span text:style-name="T10">– </text:span>сообщила пегаска.</text:p>
      <text:p text:style-name="P5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0">– </text:span>Сколько у нас времени?</text:p>
      <text:p text:style-name="P53">Дэш почесала в затылке.</text:p>
      <text:p text:style-name="P5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0">– </text:span>Тогда давай сначала обыщем контору. Если уж полиция всё равно едет сюда, так пусть у них хотя бы будет повод!</text:p>
      <text:p text:style-name="P53"/>
      <text:p text:style-name="P54"><text:soft-page-break/>***</text:p>
      <text:p text:style-name="P53"/>
      <text:p text:style-name="P53">Разумеется, полиция приехала, как только мы обнаружили эти чёртовы резонаторы — иначе ж и быть не могло!</text:p>
      <text:p text:style-name="P53">…</text:p>
      <text:p text:style-name="P53">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3">Снаружи послышался вой сирены и цокот множества копыт.</text:p>
      <text:p text:style-name="P5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0">– </text:span>Это твои двадцать минут? <text:span text:style-name="T10">– </text:span>возмутился я. <text:span text:style-name="T10">– </text:span>Да ещё и десяти не прошло!</text:p>
      <text:p text:style-name="P53">Дэш вымучено скривилась.</text:p>
      <text:p text:style-name="P5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3">Я разбил топором стеклянные дверцы прибора и вытащил рубины.</text:p>
      <text:p text:style-name="P5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0">– </text:span>Ну уж фигушки. Я тебя тут не оставлю.</text:p>
      <text:p text:style-name="P5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0">– </text:span>Быстро за мной! <text:span text:style-name="T10">–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0">– Ю-</text:span>хууу<text:span text:style-name="T10">!!!</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0">– </text:span>Где-то тут должна быть дверь на крышу. Не могли же они залазить туда по пожарной лестнице?</text:p>
      <text:p text:style-name="P53"><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0">– </text:span>Макс, подвинься!</text:p>
      <text:p text:style-name="P53">Пегаска оттеснила меня крупом и повернулась к двери задом.</text:p>
      <text:p text:style-name="P53"><text:span text:style-name="T10">–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0">– </text:span>Ты чего на меня так уставился? <text:span text:style-name="T10">– </text:span>подозрительно спросила пегаска.</text:p>
      <text:p text:style-name="P53"><text:span text:style-name="T10">– </text:span>Да так… Не ожидал, что ты такая…</text:p>
      <text:p text:style-name="P5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0">– </text:span>Ты! Не! По! Нял! Те! Бе! Не! Льзя! Тут! Ос! Та! ВАТЬСЯ!!! <text:span text:style-name="T10">–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0">– </text:span>Ты чего делаешь??!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text:soft-page-break/>Некоторое время было тихо. Потом хлопнули ставни и чей-то сонный голос недовольно пробормотал:</text:p>
      <text:p text:style-name="P53"><text:span text:style-name="T10">–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0">–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0">– </text:span>Так-так, посмотрим, что тут у нас. Ага. Гм. Это наверняка тот монстр-человек,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0">– </text:span>А это у нас кто? Гмм. Пегаска. Вот так раз! Рэйнбоу Дэш! Какими судьбами?</text:p>
      <text:p text:style-name="P53"><text:span text:style-name="T10">– </text:span>ТРИКСИ! <text:span text:style-name="T10">– <text:s/></text:span>фейсхуфнула Дэш. <text:span text:style-name="T10">– </text:span>Во имя Селестии, ЧТО ты тут делаешь?!!</text:p>
      <text:p text:style-name="P5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0">– </text:span>Ей ведь нельзя рассказывать, да?</text:p>
      <text:p text:style-name="P53"><text:span text:style-name="T10">– </text:span>Нельзя. <text:span text:style-name="T10">– </text:span>подтвердил я. <text:span text:style-name="T10">–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0">– </text:span>ОГО!</text:p>
      <text:p text:style-name="P53">Единорожка аж уселась на крыльцо от удивления.</text:p>
      <text:p text:style-name="P53"><text:span text:style-name="T10">– </text:span>Представлем себе, ЧТО вы скрываете, если ты готова на ТАКОЕ! Признаюсь, вам удалось нас заинтересовать!</text:p>
      <text:p text:style-name="P53"><text:soft-page-break/>Единорожка в задумчивости стала ходить по веранде туда-сюда, разговаривая сама с собой.</text:p>
      <text:p text:style-name="P53"><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0">– </text:span>Мы приняли решение не выдавать вас полиции в обмен на то, что вы расскажете нам о вашей секретной миссии!</text:p>
      <text:p text:style-name="P53"><text:span text:style-name="T10">– </text:span>Не пойдёт! <text:span text:style-name="T10">– </text:span>заявил я. <text:span text:style-name="T10">– </text:span>Я уже сказал, что это тайна. Мне добавить нечего.</text:p>
      <text:p text:style-name="P53"><text:span text:style-name="T10">– </text:span>Да неужели? <text:span text:style-name="T10">– </text:span>захлопала ресницами Трикси. <text:span text:style-name="T10">–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text:p>
      <text:p text:style-name="P45"/>
      <text:p text:style-name="P5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0">– </text:span>Стой! Что ты там сказала о Селестии?</text:p>
      <text:p text:style-name="P53">Трикси молча левитировала мне газеты с трюмо.</text:p>
      <text:p text:style-name="P53">Фак! Фак-фак-фак!!!</text:p>
      <text:p text:style-name="P53">«<text:span text:style-name="T28">Исчезновение дневной главы диархии: Эквестрия в панике!</text:span>» (статья двухдневной давности).</text:p>
      <text:p text:style-name="P53">«<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3">«<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3">«<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5"><text:soft-page-break/>–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3"><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0">–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4"><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3"><text:soft-page-break/>МУ-ХА-ХА!</text:p>
      <text:p text:style-name="P3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3">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3">Единорожка задумалась и продолжила:</text:p>
      <text:p text:style-name="P4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1">Деградация</text:span></text:h>
      <text:p text:style-name="P45">&lt;<text:span text:style-name="T65">David Bowie - Lets Dance/ Ashes To Ashes</text:span></text:p>
      <text:p text:style-name="P45"><text:span text:style-name="T65">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28">Добро пожаловать в Груммингтон! Вам здесь рады!</text:span></text:p>
      <text:p text:style-name="P53"><text:soft-page-break/><text:span text:style-name="T28">Население города </text:span><text:span text:style-name="T66">302 пони</text:span><text:span text:style-name="T28">.</text:span></text:p>
      <text:p text:style-name="P53"><text:span text:style-name="T66">250 пони</text:span><text:span text:style-name="T28">.</text:span></text:p>
      <text:p text:style-name="P53"><text:span text:style-name="T66">125 поней</text:span><text:span text:style-name="T28">.</text:span></text:p>
      <text:p text:style-name="P53"><text:span text:style-name="T28">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text:span><text:span text:style-name="T39">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8">»</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text:soft-page-break/>–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text:soft-page-break/>–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обняв мою ногу, заснула.</text:p>
      <text:p text:style-name="P5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text:soft-page-break/>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6">37 пни</text:span></text:p>
      <text:p text:style-name="P66">24пн</text:p>
      <text:p text:style-name="P66">15</text:p>
      <text:p text:style-name="P53"><text:span text:style-name="T28">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8">Добро пожаловать в Груммингтон! Вам здесь рады!</text:span></text:p>
      <text:p text:style-name="P53"><text:span text:style-name="T28">Население города </text:span><text:span text:style-name="T66">302 пони</text:span><text:span text:style-name="T28">.</text:span></text:p>
      <text:p text:style-name="P53"><text:span text:style-name="T66">250 пони</text:span><text:span text:style-name="T28">.</text:span></text:p>
      <text:p text:style-name="P53"><text:span text:style-name="T66">125 поней</text:span><text:span text:style-name="T28">.</text:span></text:p>
      <text:p text:style-name="P53"><text:span text:style-name="T28">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0">&lt;</text:span><text:span text:style-name="T57">Metallica-Enter Sandman</text:span><text:span text:style-name="T10">&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5">&lt;<text:span text:style-name="T56">Elo - Sorrow about to fall</text:span>&gt;</text:p>
      <text:p text:style-name="P45">&lt;<text:span text:style-name="T56">Kiss – I Was Made For Lovin’ You</text:span>&gt;</text:p>
      <text:p text:style-name="P5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text:soft-page-break/>–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вижу скалу Кантерлот. Ещё день пути — и сворачиваем к Понивиллю.</text:p>
      <text:p text:style-name="P53">– А ты выдержишь?</text:p>
      <text:p text:style-name="P53">Пегаска фыркнула.</text:p>
      <text:p text:style-name="P53"><text:soft-page-break/>–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text:p>
      <text:p text:style-name="P61">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text:soft-page-break/>–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53">…</text:p>
      <text:p text:style-name="P53">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text:soft-page-break/>–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0">–</text:span> А какой у тебя там был образ жизни?</text:p>
      <text:p text:style-name="P53"><text:span text:style-name="T10">–</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0">–</text:span> Дискордовы яйца! Ты сидел в тюрьме? За что тебя посадили?</text:p>
      <text:p text:style-name="P53"><text:span text:style-name="T10">–</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3"><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5">Пегаска <text:span text:style-name="T10">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6"/>
      <text:p text:style-name="P46">…</text:p>
      <text:p text:style-name="P46">&lt;<text:bookmark text:name="eow-title"/><text:span text:style-name="T59">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7">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10">—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0">– </text:span>Выф-выф-вуф! <text:span text:style-name="T10">– </text:span>возразил я.</text:p>
      <text:p text:style-name="P55">Отпихнув от лица живот пегаски и выплюнув шерсть, я продолжил.</text:p>
      <text:p text:style-name="P5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0">– </text:span>Дэш, я знаю. Просто не могу о ней забыть.</text:p>
      <text:p text:style-name="P55">Пегаска тяжело поднялась.</text:p>
      <text:p text:style-name="P55"><text:span text:style-name="T10">– </text:span>Везёт же некоторым. <text:span text:style-name="T10">– </text:span>пробормотала она, раскрывая крылья для просушки.</text:p>
      <text:p text:style-name="P55">…</text:p>
      <text:p text:style-name="P5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2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1">&lt;<text:span text:style-name="T56">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55"/>
      <text:p text:style-name="P55">«<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5"/>
      <text:p text:style-name="P55">Я отложил стопку газет, принесенных пегаской.</text:p>
      <text:p text:style-name="P55"><text:span text:style-name="T10">–</text:span> Про меня таки забыли. Отлично.</text:p>
      <text:p text:style-name="P55"><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5"><text:span text:style-name="T10">–</text:span> Ого! Луна никак не уймется. Ладно, это её проблемы.</text:p>
      <text:p text:style-name="P55"><text:soft-page-break/>К счастью, библиотека Понивилля располагалась на окраине. Пробраться туда под покровом сумерек было раз плюнуть.</text:p>
      <text:p text:style-name="P55"><text:span text:style-name="T10">– </text:span>Твайлайт, привет! Мы вернулись! <text:span text:style-name="T10">–</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0">– К</text:span>АКОГО ХУЯ?!! Твайлайт, ёб твою понимать, ты чё творишь? <text:span text:style-name="T10">– </text:span>я вцепился в ручку двери.</text:p>
      <text:p text:style-name="P55"><text:span text:style-name="T10">– </text:span>Твайли, ты чего? <text:span text:style-name="T10">– </text:span>брыкалась Дэш. <text:span text:style-name="T10">– </text:span>Немедленно опусти меня на пол!</text:p>
      <text:p text:style-name="P5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0">–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0">– </text:span>Твайлайт, не смей! <text:span text:style-name="T10">– </text:span>хриплым от ужаса голосом прошептал я.</text:p>
      <text:p text:style-name="P5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0">–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oft-page-break/><text:span text:style-name="T10">– О</text:span>у! <text:span text:style-name="T67">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0">– </text:span>Хрен-то тебе зачем? <text:span text:style-name="T10">– </text:span>с бессильной злостью спросил я. <text:span text:style-name="T10">– </text:span><text:span text:style-name="T67">Т</text:span>ы собираешься устроить филиал порнхаба для пони-извращенцев?</text:p>
      <text:p text:style-name="P5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0">– </text:span>А если попроще?</text:p>
      <text:p text:style-name="P5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5"><text:span text:style-name="T10">–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7">***</text:p>
      <text:p text:style-name="P47"/>
      <text:p text:style-name="P55"><text:span text:style-name="T10">–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0">–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0">– </text:span>А-А-А-А-А-А!!!</text:p>
      <text:p text:style-name="P55"/>
      <text:p text:style-name="P56"><text:soft-page-break/>***</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0">– </text:span>Никогда, слышишь, никогда больше не смей подымать меня...</text:p>
      <text:p text:style-name="P55"><text:span text:style-name="T10">– </text:span>Откуда я знала, что резонансное заклинание так среагирует на...</text:p>
      <text:p text:style-name="P55"><text:span text:style-name="T10">– М</text:span>акс? <text:span text:style-name="T10">– </text:span>пегаска заметила, что я открыл глаза. <text:span text:style-name="T10">– </text:span>Ты в порядке?</text:p>
      <text:p text:style-name="P55">Я издал нечто среднее между брачным рёвом лося и стоном умирающего слона.</text:p>
      <text:p text:style-name="P5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0">–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5"><text:span text:style-name="T10">– </text:span>Тебе-то на Понивилль точно махать! <text:span text:style-name="T10">– </text:span>огрызнулась фермерша. <text:span text:style-name="T10">– Т</text:span>вой дом, поди, не зацепит.</text:p>
      <text:p text:style-name="P55"><text:span text:style-name="T10">– </text:span>Что ты сказала? А ну, повтори? <text:span text:style-name="T10">– </text:span>взвилась пегаска.</text:p>
      <text:p text:style-name="P55"><text:soft-page-break/><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5"><text:span text:style-name="T10">– </text:span>Ась?</text:p>
      <text:p text:style-name="P55"><text:span text:style-name="T10">– </text:span>Что?</text:p>
      <text:p text:style-name="P55"><text:span text:style-name="T10">– </text:span>Какой? <text:span text:style-name="T10">– </text:span>разом <text:span text:style-name="T10">о</text:span>бернулась ко мне компания.</text:p>
      <text:p text:style-name="P5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0">– </text:span>Рэр, иногда лучше жевать, чем говорить. Вот честно!</text:p>
      <text:p text:style-name="P5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0">– </text:span>Они лежали в нагрудном кармане рубашки.</text:p>
      <text:p text:style-name="P55">Твайлайт отвлеклась от доски.</text:p>
      <text:p text:style-name="P55"><text:span text:style-name="T10">–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0">– </text:span>Вот, прибрался малёхо. Но с потолка сажу ещё не успел счистить, там стремянка нужна.</text:p>
      <text:p text:style-name="P55"><text:span text:style-name="T10">– </text:span>Спайки-Вайки, не выкидывай одежду, пожалуйста. В ней должны быть рубины.</text:p>
      <text:p text:style-name="P55"><text:span text:style-name="T10">– </text:span>Какие рубины? <text:span text:style-name="T10">– </text:span>переспросил Спайк и зажевал быстрее.</text:p>
      <text:p text:style-name="P55"><text:span text:style-name="T10">–</text:span> Резонаторные! <text:span text:style-name="T10">–</text:span> холодея, ответил я. <text:span text:style-name="T10">– </text:span>В кармане рубашки должны лежать четыре кристалла.</text:p>
      <text:p text:style-name="P55"><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4"/>
      <text:p text:style-name="P55">…</text:p>
      <text:p text:style-name="P55"/>
      <text:p text:style-name="P5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0">– </text:span>Макс. Ты сейчас правильный, или нет?</text:p>
      <text:p text:style-name="P55"><text:span text:style-name="T10">– </text:span>Макс, ты как? Тебе уже лучше? <text:span text:style-name="T10">– </text:span>в прямоугольнике появилась голова Рэйнбоу Дэш.</text:p>
      <text:p text:style-name="P55"><text:span text:style-name="T10">– </text:span>Фигурально выражаясь, ты в себе? <text:span text:style-name="T10">– </text:span>вклинилась между ними Твайлайт Спаркл.</text:p>
      <text:p text:style-name="P55"><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oft-page-break/><text:span text:style-name="T10">– </text:span>Отпустите. Я уже правильный. <text:span text:style-name="T10">–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5"><text:span text:style-name="T10">– </text:span>Спайк!!! Немедленно... <text:s/>сбегай в лавку к Кейкам за выпечкой! Нам всем нужно успокоиться.</text:p>
      <text:p text:style-name="P55"><text:span text:style-name="T10">–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5"><text:span text:style-name="T10">– </text:span>Не беспокойся, всё просчитано. Я уверена, я подчёркиваю, абсолютно уверена в безопасности эксперимента!</text:p>
      <text:p text:style-name="P55"><text:span text:style-name="T10">– </text:span>Ой, чего-то мне нехорошо становится, когда ты так говоришь...</text:p>
      <text:p text:style-name="P55"><text:span text:style-name="T10">–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55"/>
      <text:p text:style-name="P55">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5">Я переношусь к основанию башни.</text:p>
      <text:p text:style-name="P55"><text:soft-page-break/>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6"><text:span text:style-name="T1">«</text:span><text:span text:style-name="T8">Обращение к читателям: это наш последни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69">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5">Мириады пульсирующих нитей сходятся к центру комнаты, где на матрасе лежит скелет аликорна.</text:p>
      <text:p text:style-name="P55">Я осторожно пересекаю комнату и захлопываю двери на балкон.</text:p>
      <text:p text:style-name="P55"><text:span text:style-name="T10">– </text:span>А-а-а, ты всё-таки пришёл… <text:span text:style-name="T10">– </text:span>шелестит скрипучий голос за моей спиной.</text:p>
      <text:p text:style-name="P55">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5"><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0">–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Вот что ты узнал своим экспериментом! Твайлайт зря старалась…</text:p>
      <text:p text:style-name="P55">Луна закашливается и отпивает из вазы, стоящей на полу рядом с матрацем.</text:p>
      <text:p text:style-name="P55"><text:span text:style-name="T10">– </text:span>Открой балкон. Я призвала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5"><text:span text:style-name="T10">– </text:span>Сожалею, что не могу убить тебя.</text:p>
      <text:p text:style-name="P55">Обернувшись я встречаюсь с рогом аликорницы, нацеленным мне в грудь.</text:p>
      <text:p text:style-name="P55"><text:span text:style-name="T10">– </text:span>Твоё тело соткано из наваждения — мне ли не знать! Я всё ещё Владыка Снов.</text:p>
      <text:p text:style-name="P55">Я делаю шаг назад, на балкон. Луна трескуче смеётся и шагает следом.</text:p>
      <text:p text:style-name="P55"><text:span text:style-name="T10">– </text:span>Но что в моей власти — так это вышвырнуть тебя отсюда!</text:p>
      <text:p text:style-name="P55"><text:soft-page-break/>Я снова отступаю. Как я помню, балкон метра три в ширину и без перил. И хоть я осознаю, что это сон, мне страшно до онемения.</text:p>
      <text:p text:style-name="P55"><text:span text:style-name="T10">–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0">– </text:span>Кимеринн погиб, чтобы ты жил.</text:p>
      <text:p text:style-name="P55">Шаг назад.</text:p>
      <text:p text:style-name="P55"><text:span text:style-name="T10">– </text:span>Селли осталась без магии и развоплотилась из-за тебя.</text:p>
      <text:p text:style-name="P55">Шаг назад.</text:p>
      <text:p text:style-name="P55"><text:span text:style-name="T10">– </text:span>Столько надежд впустую. И, как финальная насмешка, ты увидишь гибель Эквестрии?!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6"/>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5">Я киваю ей в ответ. Мне понятно, почему.</text:p>
      <text:p text:style-name="P55"><text:soft-page-break/><text:span text:style-name="T10">– </text:span>Как тебя зовут, малышка? Я постараюсь найти тебя. Может быть, ещё не поздно.</text:p>
      <text:p text:style-name="P55">Пегаска приветственно машет копытом.</text:p>
      <text:p text:style-name="P34"><text:span text:style-name="T41">– </text:span><text:span text:style-name="T30">Шейла! Шейла Блюскай! И я уже не </text:span><text:span text:style-name="T30">малышка</text:span><text:span text:style-name="T30">! </text:span><text:span text:style-name="T41">– </text:span><text:span text:style-name="T30">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5"/>
      <text:p text:style-name="P56">***</text:p>
      <text:p text:style-name="P56"/>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5">–</text:span><text:span text:style-name="T34"> … чувствуешь, дорогая Рэрити?! Я могу чем-нибудь помочь? Вот, выпей воды! </text:span><text:span text:style-name="T45">–</text:span><text:span text:style-name="T34"> дракончик метался вокруг светлой единорожки, в волнении заламывая лапы.</text:span></text:p>
      <text:p text:style-name="P1"><text:span text:style-name="T34">Светлая единорожка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text:span><text:span text:style-name="T34">опрокинула</text:span><text:span text:style-name="T34"> себе на голову. </text:span><text:span text:style-name="T34">Эпплджек сняла шляпу и вытерла пот со лба.</text:span></text:p>
      <text:p text:style-name="P55"><text:span text:style-name="T10">– </text:span>Ну что? Увидел что-нибудь, сахарок?</text:p>
      <text:p text:style-name="P55">Пони уставились на меня с надеждой.</text:p>
      <text:p text:style-name="P55"><text:span text:style-name="T10">– </text:span>Да.</text:p>
      <text:p text:style-name="P55">Откровение давило на психику как тонна кирпичей. Я не знал, что им сказать. Я не мог.</text:p>
      <text:p text:style-name="P55"><text:span text:style-name="T10">– </text:span><text:span text:style-name="T10">П</text:span>ревосходно!</text:p>
      <text:p text:style-name="P55"><text:span text:style-name="T10">– </text:span>Это просто супер-дупер-здоровски-потрясно!</text:p>
      <text:p text:style-name="P55"><text:span text:style-name="T10">– </text:span>Йей!</text:p>
      <text:p text:style-name="P55"><text:span text:style-name="T10">– </text:span>Ю-ху!</text:p>
      <text:p text:style-name="P55"><text:span text:style-name="T10">– </text:span><text:span text:style-name="T10">О</text:span>фигенно! Мы победили! Макс, ты молодец!</text:p>
      <text:p text:style-name="P55"><text:span text:style-name="T10">– </text:span>Замечательно! Секундочку, я приготовлю дневник…</text:p>
      <text:p text:style-name="P55">Восторг пони постепенно сменился ожиданием. Я молчал.</text:p>
      <text:p text:style-name="P55"><text:span text:style-name="T10">– </text:span>Э-м-м? И что же ты увидел? <text:span text:style-name="T10">– </text:span>не выдержала Твайлайт.</text:p>
      <text:p text:style-name="P55"><text:span text:style-name="T10">– </text:span>Я… не могу сказать.</text:p>
      <text:p text:style-name="P55">Ожидание сменилось недоумением. Рэйнбоу Дэш насмешливо скривила губы.</text:p>
      <text:p text:style-name="P55"><text:span text:style-name="T10">– </text:span>Да ладно! Кончай прикалываться, мы же ждём! Шутка зачлась!</text:p>
      <text:p text:style-name="P55"><text:span text:style-name="T10">– </text:span>Не могу!!!</text:p>
      <text:p text:style-name="P55">...</text:p>
      <text:p text:style-name="P55">Молчание прервала Эпплджек.</text:p>
      <text:p text:style-name="P55"><text:span text:style-name="T10">– </text:span>Сахарок, с тобой всё в порядке?</text:p>
      <text:p text:style-name="P55">Дэш подошла ко мне вплотную, обняла мою голову и прижалась нос к носу.</text:p>
      <text:p text:style-name="P55"><text:soft-page-break/><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5">Я высвободился из объятий пегаски.</text:p>
      <text:p text:style-name="P55"><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тяжел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0">– </text:span>Конски яблоки! Вот это поворот! А мне так хотелось узнать, что за нечисть тут орудует!</text:p>
      <text:p text:style-name="P55"><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0">– </text:span>Дорогая,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0">– </text:span>Рэр, отвали!</text:p>
      <text:p text:style-name="P55"><text:span text:style-name="T10">– </text:span>Оу, какие страсти! Ладно-ладно, не сердись, дорогая, не мешаю!</text:p>
      <text:p text:style-name="P55"><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0">– </text:span>Стойте!</text:p>
      <text:p text:style-name="P55">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5"><text:span text:style-name="T10">– </text:span>Вот! Нашла! Макс прав! В «Заклинании Последнего Шанса» есть такое! <text:span text:style-name="T10">– </text:span>единорожка принялась зачитывать отрывок.</text:p>
      <text:p text:style-name="P55">…</text:p>
      <text:p text:style-name="P55">«<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2">слишком громко думать. И сообщить способ спасения — означает его разрушить.</text:span>»</text:p>
      <text:p text:style-name="P55">…</text:p>
      <text:p text:style-name="P55"><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 У меня щас башка лопнет!</text:p>
      <text:p text:style-name="P55">Пегаска сжала голову копытами.</text:p>
      <text:p text:style-name="P55"><text:span text:style-name="T10">–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0">– </text:span>Предположим, в коробке заперт кот. <text:span text:style-name="T10">– </text:span><text:span text:style-name="T10">н</text:span>арисованный кот упирался лапами в крышку коробки, явно пытаясь выбраться. <text:span text:style-name="T10">– </text:span>И в этой же коробке находится детектор магических уровней Грейзгера, измеряющий уровень магии м-частицы, находящейся тут же, в стеклянной колбе.</text:p>
      <text:p text:style-name="P55">Твайлайт дополнила рисунок.</text:p>
      <text:p text:style-name="P55"><text:span text:style-name="T10">– </text:span>Предположим также, что при изменении магического уровня м-частицы детектор активирует заклинание, телепортирующее кота в другое место.</text:p>
      <text:p text:style-name="P55"><text:span text:style-name="T10">– </text:span>В какое? <text:span text:style-name="T10">– </text:span>чуть слышно спросила Флаттершай.</text:p>
      <text:p text:style-name="P55"><text:soft-page-break/><text:span text:style-name="T10">– </text:span>В любое. Условием эксперимента это не определено. Так вот, по происшествии некоторого времени уровень магии м-частицы может измениться. И тогда кот телепортируется.</text:p>
      <text:p text:style-name="P55"><text:span text:style-name="T10">– </text:span>Бедный котик. <text:span text:style-name="T10">– </text:span>прошептала Флаттершай. <text:span text:style-name="T10">– </text:span>А если уровень не изменится? Он навсегда останется в коробке?</text:p>
      <text:p text:style-name="P55"><text:span text:style-name="T10">– </text:span>Когда-нибудь уровень обязательно изменится. <text:span text:style-name="T10">– </text:span>пообещала Твайлайт. <text:span text:style-name="T10">– </text:span>Парадокс заключается в том, <text:span text:style-name="T22">магия существует и не существует одновременно. И принципиально невозможно предсказать изменение уровня субстанции, которая существует и не существует одновременно</text:span>. И здесь мы подходим к многомировой интерпретации Хуверетта...</text:p>
      <text:p text:style-name="P46"/>
      <text:p text:style-name="P55">- Допустим, в неком ящике сидит кот. Допустим, этот кот бессмертен. Допустим, на кота наложено отложенное заклятие Стирания, которое сотрёт его из бытия, если кто-то откроет ящик.</text:p>
      <text:p text:style-name="P55">- А откуда тебе известно про заклинание Стирания?</text:p>
      <text:p text:style-name="P55">- О, эт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lt;</text:span>научном журнале<text:span text:style-name="T10">&gt;, </text:span>а профессор Шротингер построил на ней свой мысленный эксперимент.</text:p>
      <text:p text:style-name="P55">- Хм! Ну ладно, продолжай.</text:p>
      <text:p text:style-name="P55">- Так вот, нам известно, что вероятность того, что кто-то откроет ящик, ненулевая.</text:p>
      <text:p text:style-name="P55">- Это чё значит?</text:p>
      <text:p text:style-name="P55">- Это значит, что кто-то когда-нибудь таки откроет этот грёбаный ящик.</text:p>
      <text:p text:style-name="P55">- Так вот, парадокс вот в чём:</text:p>
      <text:p text:style-name="P55">На любом конечном отрезке времени есть вероятность, что ящик никто не открыл. И кот существует. Но, в то же время, он не существует, так как в бесконечности (мы помним, что кот бессмертен) кто-нибудь обязательно откроет этот ящик!</text:p>
      <text:p text:style-name="P55">Парадокс в том, что кот существует и не существует одновременно!</text:p>
      <text:p text:style-name="P55">- То есть, ты хочешь сказать, что мы все — наподобие этого кота, а Макс боится открыть ящик?</text:p>
      <text:p text:style-name="P55">- Ага</text:p>
      <text:p text:style-name="P46"/>
      <text:p text:style-name="P46"/>
      <text:p text:style-name="P55"/>
      <text:p text:style-name="P46">&lt; -<text:span text:style-name="T1">Дэщ... Я ведь не люблю тебя...</text:span></text:p>
      <text:p text:style-name="P46"><text:span text:style-name="T1">- Этого м не требуется, глупыш!</text:span>&gt;</text:p>
      <text:p text:style-name="P55"/>
      <text:p text:style-name="P55"/>
      <text:p text:style-name="P55">- Конски яблоки! А мне интересно было бы узнать, что за нечисть тут орудует! Ну хорошо, если ты знаешь, кто виноват, ты наверняка знаешь, как всё исправить?</text:p>
      <text:p text:style-name="P55">- Нет. - развёл я руками. - не знаю</text:p>
      <text:p text:style-name="P55">- Мда. Фигово. - нахмурилась пегаска. - Значит, наши усилия по доставке резонаторов пошли прахом.</text:p>
      <text:p text:style-name="P55">- Нет,</text:p>
      <text:p text:style-name="P55">- В моём мире. не пошли. По крайней мере, я знаю, где искать Селестию.</text:p>
      <text:p text:style-name="P46"><text:span text:style-name="T1">- Где?</text:span>&gt;</text:p>
      <text:p text:style-name="P55"/>
      <text:p text:style-name="P55"/>
      <text:p text:style-name="P55"><text:soft-page-break/>&lt;Пландерсид покрыл грудь Макса шрамами в замке сестёр&gt;</text:p>
      <text:p text:style-name="P55"/>
      <text:p text:style-name="P46">&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0">Bee Gees – You Should Be dancing<text:span text:style-name="T30">&gt;</text:span></text:p>
      <text:p text:style-name="P45">&lt; <text:span text:style-name="T23">- Я не проводник! Луна сказала...</text:span></text:p>
      <text:p text:style-name="P45"><text:span text:style-name="T23">- Глупости! - перебила Дэш. - Не обращай внимания на то, что там кто-то сказал! Делай своё дело! Веди!</text:span>&gt;</text:p>
      <text:p text:style-name="P45"/>
      <text:p text:style-name="P3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3"/>
      <text:p text:style-name="P45">&lt;<text:span text:style-name="T23"> </text:span><text:span text:style-name="T22">-</text:span><text:span text:style-name="T23">Я не умею! Давай ты напишешь!</text:span></text:p>
      <text:p text:style-name="P45"><text:span text:style-name="T22">- </text:span><text:span text:style-name="T23">Фигушки! Подрядил меня татухи поням рисовать — сам теперь фанфик пиши!</text:span>&gt;</text:p>
      <text:p text:style-name="P53"/>
      <text:p text:style-name="P53">&lt;<text:span text:style-name="T22">Добавить в фанфик плетение шуточных интриг принцессами друг против дружки</text:span>&gt;</text:p>
      <text:p text:style-name="P53"/>
      <text:p text:style-name="P45">&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5"><text:span text:style-name="T23">- Учти, я ни капельки не жалею о наших поебушках! Но в будущем буду их стрематься. Это очень больно — вот так расставаться</text:span>&gt;</text:p>
      <text:p text:style-name="P53"/>
      <text:p text:style-name="P53">(про Макса в сне-прощании)</text:p>
      <text:p text:style-name="P53">Я — Дискорд, и я говорю вам: он вернётся Я подсоблю нашим касатикам, хе-хе!</text:p>
      <text:p text:style-name="P53"/>
      <text:p text:style-name="P45">&lt;<text:span text:style-name="T23">Глава 17: Эксперимент в Понивилле, сон Макса, сражение с Луной вместе с Элементами Гармонии</text:span></text:p>
      <text:p text:style-name="P33">Глава 18: Возвращение в Кантерлот. Переговоры с Луной. Крушение Кантерлота. Появление небесного Замка — замок парит на защитном заклинании Селестии</text:p>
      <text:p text:style-name="P33">Глава 19: Возвращение к Замку Двух Сестёр на парящем замке. Самба в небесном замке</text:p>
      <text:p text:style-name="P45"><text:span text:style-name="T23">Дальше — использовать по-максимуму уже написанное</text:span>&gt;</text:p>
      <text:p text:style-name="P45"/>
      <text:p text:style-name="P45">&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5"/>
      <text:p text:style-name="P45">&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5"/>
      <text:p text:style-name="P45">&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3"/>
      <text:p text:style-name="P119"><text:span text:style-name="T10"><text:s/>&lt;</text:span><text:span text:style-name="T25"> - </text:span><text:span text:style-name="T22">Я не могу быть вашим спасителем! Я намного хуже и испорченнее вас!</text:span><text:span text:style-name="T10">&gt;</text:span></text:p>
      <text:p text:style-name="P120"><text:soft-page-break/></text:p>
      <text:p text:style-name="P45">&lt;<text:span text:style-name="T23">Луна говорит Максу в прощальном сне:</text:span></text:p>
      <text:p text:style-name="P45"><text:span text:style-name="T23">- Прости, что хотела убить тебя. Я ослабела и Найтмэр на время одержала верх</text:span>&gt;</text:p>
      <text:p text:style-name="P53"/>
      <text:p text:style-name="P45">&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6">- Сестра <text:s/>всегда норовила спихнуть тяжёлую задачу на кого-нибудь другого!</text:p>
      <text:p text:style-name="P36">- А также совместить приятное с полезным. - заметил я.</text:p>
      <text:p text:style-name="P36">Луна бросила на меня тяжёлый взгляд.</text:p>
      <text:p text:style-name="P36">-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6">- Тогда зачем она..?</text:p>
      <text:p text:style-name="P3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6">Меня как будто окатило ледяным душем. Не любовь и даже не дружба. Просто плата за услугу… Даже не дружба...</text:p>
      <text:p text:style-name="P36">- А другие? Они тоже… давали мне потому, что считали меня последним шансом?</text:p>
      <text:p text:style-name="P36">- Другие? Кто ещё?<text:span text:style-name="T11"> </text:span><text:span text:style-name="T58">С кем ещё у тебя были… отношения?</text:span></text:p>
      <text:p text:style-name="P32">- С Рэйнбоу Дэш — ответил я несчастным голосом. - И, может быть, с Пинки.</text:p>
      <text:p text:style-name="P3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29">&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
      <text:p text:style-name="P32">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text:soft-page-break/>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2">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схватившего замок и улетает с сокровищами нафиг подальше от беспокойных пони)</text:p>
      <text:p text:style-name="P32"/>
      <text:p text:style-name="P32">Силовой корсет Селестии Макс обнаруживает в башне Селестии, в её комнате, в шкафу рядом с её боевыми доспехами (помятыми)</text:p>
      <text:p text:style-name="P32"/>
      <text:p text:style-name="P3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2">- <text:span text:style-name="T1">Ты же говорил, у нас нет магии?</text:span></text:p>
      <text:p text:style-name="P50">-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50">- Но тогда ты мог бы захватить власть в Эквестрии?</text:p>
      <text:p text:style-name="P50">- Мог бы. Но… Зачем? За эти годы я многое переосмыслил и понял: властвовать чертовски скучно! Куда интереснее строить козни изподтишка...</text:p>
      <text:p text:style-name="P42"/>
      <text:p text:style-name="P26"><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8"/>
      <text:p text:style-name="P3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6"/>
      <text:p text:style-name="P42">&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2">- В соответствии с законом от … «Об отсутствии одного из соправителей диархии» принимаю всю власть на себя!</text:p>
      <text:p text:style-name="P32">- <text:s/>Но этот закон Её Высочество, принцесса Селестия принимала для себя, чтобы разрешить ситуацию с вашим … ммм... пребыванием на Луне!</text:p>
      <text:p text:style-name="P42"><text:span text:style-name="T23">- В законе не указана конкретный соправитель Диархии!</text:span>&gt;</text:p>
      <text:p text:style-name="P42"/>
      <text:p text:style-name="P42">&lt;<text:span text:style-name="T23">Заговорщики таки подняли восстание после исчезновения Селестии. Они обвинили Луну и Макса в узурпации власти</text:span>&gt;</text:p>
      <text:p text:style-name="P42"/>
      <text:p text:style-name="P29">&lt;<text:span text:style-name="T1">Добавить рассуждения на этическую тему на грани катастрофы</text:span>&gt;</text:p>
      <text:p text:style-name="P29"><text:soft-page-break/></text:p>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2">&lt;Добавить грозный выход Луны для противостояния повстанцам&gt;</text:p>
      <text:p text:style-name="P32"/>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5"/>
      <text:p text:style-name="P75"><text:span text:style-name="T10">–</text:span> Найтмэр Мун и Дискорд не разорвались и не сгорели.</text:p>
      <text:p text:style-name="P75"><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Text_20_body"><text:span text:style-name="T10">&lt;</text:span><text:span text:style-name="T23">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0"/>
      <text:h text:style-name="P146" text:outline-level="2">Сон Рэрити</text:h>
      <text:p text:style-name="P75"/>
      <text:p text:style-name="P75">… в огромном пустом пространстве, а меня окружают звёзды, <text:span text:style-name="T1">–</text:span> рассказывала Рэрити, когда мы с пегаской вломились в библиотеку.</text:p>
      <text:p text:style-name="P75"><text:span text:style-name="T1">–</text:span> Привет Макс, - кивнула она мне.</text:p>
      <text:p text:style-name="P75">Рэрити перевела взгляд с меня на взъерошенную пегаску и недоверчиво сморщила носик.</text:p>
      <text:p text:style-name="P75"><text:span text:style-name="T1">–</text:span> Боже, какие страсти! - прошептала она.</text:p>
      <text:p text:style-name="P75"/>
      <text:p text:style-name="P76">***</text:p>
      <text:p text:style-name="P8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75"><text:soft-page-break/><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79"/>
      <text:h text:style-name="P146" text:outline-level="2">Рейд пони-рэйнджеров</text:h>
      <text:p text:style-name="P75"/>
      <text:p text:style-name="P81">(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46" text:outline-level="2"/>
      <text:h text:style-name="P146" text:outline-level="2">Продолжение ЛСД-чаепития</text:h>
      <text:p text:style-name="P75"/>
      <text:p text:style-name="P75"><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83"/>
      <text:p text:style-name="P75"/>
      <text:h text:style-name="P146" text:outline-level="2">Исчезновение Селестии</text:h>
      <text:p text:style-name="P75"/>
      <text:p text:style-name="P75"><text:span text:style-name="T10">–</text:span> Ну хорошо, а кто вами правит? Аликорн? Драконикус? Какой-нибудь человек с рогом во лбу? Или у вас нет правителя?</text:p>
      <text:p text:style-name="P75"><text:span text:style-name="T10">–</text:span> Нет, почему? Правитель есть. Только он не постоянный. Его избирают. Раз в несколько лет.</text:p>
      <text:p text:style-name="P75"><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6" text:outline-level="2">Поиск решения</text:h>
      <text:p text:style-name="P109"/>
      <text:p text:style-name="P7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text:soft-page-break/>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5"><text:span text:style-name="T1">–</text:span> У нас нет волшебников, <text:span text:style-name="T1">–</text:span> возразил я.</text:p>
      <text:p text:style-name="P7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5">Спорить со старым змеем было сложно, поэтому я переключил внимание на Твайлайт.</text:p>
      <text:p text:style-name="P7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9">&lt;<text:span text:style-name="T23">Луна приносит в жертву свою кровь, чтобы путешествие к замку прошло без потерь. Жертва не принимается — Дэш погибает</text:span>&gt;</text:p>
      <text:p text:style-name="P75"><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79"/>
      <text:p text:style-name="P75"><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0">&gt;</text:span></text:p>
      <text:p text:style-name="P75"/>
      <text:h text:style-name="P146"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10">—</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10">—</text:span> виднелось под листвой плюща.</text:p>
      <text:p text:style-name="P75">“Откуда здесь взялся рухнувший Боинг?” <text:span text:style-name="T10">&lt;</text:span><text:span text:style-name="T23">Дуглас </text:span><text:span text:style-name="T25">—</text:span><text:span text:style-name="T23"> </text:span><text:span text:style-name="T25">DC-3</text:span><text:span text:style-name="T10">&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10">&lt;</text:span><text:span text:style-name="T22">высоко летать нельзя из-за молний</text:span><text:span text:style-name="T10">&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10">—</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5">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text:soft-page-break/>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10">&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soft-page-break/>…</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5"/>
      <text:h text:style-name="P146"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6"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10">&gt;</text:span>\Привет, Нексус. Это Макс.</text:p>
      <text:p text:style-name="P75"><text:span text:style-name="T10">&lt;\</text:span>Привет, Макс. Рад тебя видеть.</text:p>
      <text:p text:style-name="P80">Хм. Блок эмоций? Или просто модификация стандартного приветствия?</text:p>
      <text:p text:style-name="P75"><text:span text:style-name="T10">&gt;\</text:span>Нексус, отключи память событий за последнюю неделю.</text:p>
      <text:p text:style-name="P75"><text:span text:style-name="T10">&lt;\</text:span>Выполнено, Макс.</text:p>
      <text:p text:style-name="P75"><text:span text:style-name="T10">&gt;</text:span>\Задача по корпоративной логике. Выдай наиболее оптимальное решение.</text:p>
      <text:p text:style-name="P75"><text:span text:style-name="T10">&lt;\</text:span>Жду с нетерпением, Макс.</text:p>
      <text:p text:style-name="P75"><text:soft-page-break/><text:span text:style-name="T10">&gt;\</text:span>Постановка задачи.</text:p>
      <text:p text:style-name="P75"><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10">&gt;\</text:span>Ограничения.</text:p>
      <text:p text:style-name="P75"><text:span text:style-name="T10">&gt;\</text:span>Ты не можешь подать в суд на компанию Б и ждать результатов, так как за время разбирательства компания А обанкротится.</text:p>
      <text:p text:style-name="P75"><text:span text:style-name="T10">&gt;\</text:span>Задание.</text:p>
      <text:p text:style-name="P75"><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10">&lt;\</text:span>Задача принята...</text:p>
      <text:p text:style-name="P75"><text:span text:style-name="T10">&lt;\</text:span>...</text:p>
      <text:p text:style-name="P75"><text:span text:style-name="T10">&lt;\</text:span>...</text:p>
      <text:p text:style-name="P75"><text:span text:style-name="T10">&lt;\</text:span>Решение:</text:p>
      <text:p text:style-name="P75"><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5"><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5"><text:soft-page-break/>– А как…</text:p>
      <text:p text:style-name="P75">– Не изволь беспокоиться, я и не в таких мирах бывал, – перебил меня Дискорд. –</text:p>
      <text:p text:style-name="P79"/>
      <text:p text:style-name="P75"><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6"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10">&lt;</text:span><text:span text:style-name="T22">подать фонарь под другим сосусом</text:span><text:span text:style-name="T10">&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6" text:outline-level="2">След?</text:h>
      <text:p text:style-name="P109"/>
      <text:p text:style-name="P75"><text:span text:style-name="T10">&lt;</text:span><text:span text:style-name="T22">сначала эпизод - проверка сумки в серверной</text:span><text:span text:style-name="T10">&gt;</text:span></text:p>
      <text:p text:style-name="P75"><text:span text:style-name="T10">&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10">&lt;</text:span><text:span text:style-name="T22">“Последний Единорог” Питера Бигла</text:span><text:span text:style-name="T10">&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oft-page-break/><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10">&lt;</text:span><text:span text:style-name="T22">Расширить сцену в кафе. Ожидание, подьём и… падение ожиданий</text:span><text:span text:style-name="T10">&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6" text:outline-level="2">Озарение</text:h>
      <text:p text:style-name="P75"/>
      <text:p text:style-name="P75"><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0"><text:soft-page-break/></text:p>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10">– </text:span>Ну хорошо. Убедила. В конце-концов, можем поступить так. Вы с Флатти вернётесь обратно а я продолжу поиски здесь.</text:p>
      <text:p text:style-name="P90"><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10">– </text:span>Вы можете связываться со мной раз в месяц по коридору.</text:p>
      <text:p text:style-name="P90"><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10">– </text:span>Конечно оставаться. Кто ещё, кроме нас, может найти её?</text:p>
      <text:p text:style-name="P90"><text:span text:style-name="T10">– </text:span>Я думал, ты не сможешь оставить Энджела и всех остальных надолго.</text:p>
      <text:p text:style-name="P90"><text:soft-page-break/><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10">– </text:span>Извини, Флаттершай, забылся.</text:p>
      <text:p text:style-name="P96"><text:span text:style-name="T10">– </text:span>Та ладно, я ж не против, – возразила Эпплджек. – Не парься, Флатти. Было б хуже, если б он <text:s/>назвал меня Эпплджек на людях.</text:p>
      <text:p text:style-name="P96"><text:span text:style-name="T10">– </text:span>Ты так... – запнулась Флаттершай. – Так быстро забыла свою ферму. И...</text:p>
      <text:p text:style-name="P96"><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10">– </text:span>Как ты можешь так говорить? – расплакалась Флаттершай.</text:p>
      <text:p text:style-name="P96"><text:span text:style-name="T10">– </text:span>Эй, девушки, не ссорьтесь! Мы — одна команда! И надеюсь, останемся ею и в дальнейшем. </text:p>
      <text:list xml:id="list9043577729808637527"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10">– </text:span>А если нет? – Эпплджек смотрела мне мне прямо в глаза.</text:p>
      <text:list xml:id="list20254734" text:continue-numbering="true" text:style-name="L5">
        <text:list-header>
          <text:p text:style-name="P158">Я молча пожал плечами. Эпплджек уверенно продолжила.</text:p>
        </text:list-header>
      </text:list>
      <text:p text:style-name="P96"><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10">– </text:span>Спасибо, ЭйДжей.</text:p>
      <text:p text:style-name="P96"><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64773" text:continue-numbering="true" text:style-name="L5">
        <text:list-header>
          <text:p text:style-name="P158">Флаттершай пробормотала нечто, показавшееся мне знакомым.</text:p>
        </text:list-header>
      </text:list>
      <text:p text:style-name="P96"><text:span text:style-name="T10">– </text:span>Флатти, ты что-то сказала? Я не расслышал.</text:p>
      <text:p text:style-name="P96"><text:span text:style-name="T10">– </text:span>Намерение Изменяет Реальность.</text:p>
      <text:p text:style-name="P96"><text:span text:style-name="T10">– </text:span>Эээ. А где ты слышала эту фразу, если не секрет?</text:p>
      <text:p text:style-name="P96"><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73950"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10">– </text:span>Флатти, ЭйДжей, буду через час. Ждите!</text:p>
      <text:p text:style-name="P90"/>
      <text:h text:style-name="P147" text:outline-level="2">Почти.</text:h>
      <text:p text:style-name="P110"/>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10">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47" text:outline-level="2">Дискорд</text:h>
      <text:p text:style-name="P109"/>
      <text:p text:style-name="P110">Девушки поспешно собирались, пока я растолковывал им задачу.</text:p>
      <text:p text:style-name="P110"><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10">– </text:span>Это тот твой приятель, который разбился с полгода назад? – спросила Эпплджек.</text:p>
      <text:p text:style-name="P110"><text:span text:style-name="T10">– </text:span>Да, это он.</text:p>
      <text:p text:style-name="P110"><text:span text:style-name="T10">– </text:span>А как мы попадём в его квартиру? Там сейчас кто-то живёт? – Флаттершай прыгала на одной ноге, натягивая кед.</text:p>
      <text:p text:style-name="P110"><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1"><text:soft-page-break/>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10">– </text:span>Макс, что случилось? У нас проблемы?</text:p>
      <text:p text:style-name="P111"><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10">– </text:span>Нет нужды. Лучше станьте-ка сзади меня так, чтобы заслонить от этих бабулек и от вооон той камеры наблюдения.</text:p>
      <text:list xml:id="list3549360681655892519"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3"><text:span text:style-name="T10">–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3"><text:span text:style-name="T10">– </text:span>Макс, тут окно разбито! И верёвка какая-то висит. – крикнула Флаттершай из кухни.</text:p>
      <text:p text:style-name="P133"><text:span text:style-name="T10">–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10">–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oft-page-break/><text:span text:style-name="T10">– </text:span>Оп-па! – пробормотала Эпплджек. – Нежданчик!</text:p>
      <text:p text:style-name="P133"><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2"><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2"><text:span text:style-name="T10">– </text:span>А почему ты вообще решил искать нас тут? – спросила Эпплджек. – Приехал бы домой. Мы б тебя чаем напоили.</text:p>
      <text:p text:style-name="P112"><text:span text:style-name="T10">–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2"><text:span text:style-name="T10">– </text:span>С кем это вы тут разговариваете?</text:p>
      <text:list xml:id="list8989686213682350231" text:style-name="L7">
        <text:list-header>
          <text:p text:style-name="P14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2">– Жанна, Флатти, хватайте ноут и на выход! Я с ним разберусь! Не теряйте вре...!</text:p>
      <text:p text:style-name="P112">– ТЫ ИДИО...!!!</text:p>
      <text:p text:style-name="P112">Дискорд <text:s/>зорал одновременно со мной, прикрываясь от меня руками, когда раздался оглушительный</text:p>
      <text:p text:style-name="P112">...</text:p>
      <text:p text:style-name="P113">БАХ!!!</text:p>
      <text:p text:style-name="P112">…</text:p>
      <text:p text:style-name="P11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46" text:outline-level="2">Селестия</text:h>
      <text:p text:style-name="P133"/>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text:soft-page-break/>–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3">сюда можно вставить похождения Дискорда — вторая неопубликованная глава. Первая — секс с Селестией</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6">– И что? – продолжила его мысль Эпплджек.</text:p>
      <text:p text:style-name="P126">–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2"/>
      <text:h text:style-name="P146"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text:soft-page-break/>–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92">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10">–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6"/>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10">&lt;</text:span>упомянуть в эпизоде на Терре, что МЛП-сериал закрылся год назад<text:span text:style-name="T10">&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10">&lt;</text:span><text:span text:style-name="T25">чёрт</text:span><text:span text:style-name="T10">&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5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1">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10">–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oft-page-break/><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10">–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text:soft-page-break/>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text:soft-page-break/>&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2">Я покачал головой.</text:p>
      <text:p text:style-name="P96"><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6">–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text:span><text:span text:style-name="T22">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text:soft-page-break/></text:p>
      <text:list xml:id="list4439769882185525880" text:style-name="L8">
        <text:list-header>
          <text:p text:style-name="P160">(<text:span text:style-name="T27">Луна — как повелительница снов, слышала разговор Макса с Анакорном</text:span>)</text:p>
          <text:p text:style-name="P161"/>
        </text:list-header>
      </text:list>
      <text:p text:style-name="P123">***</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4">-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0">Я опустил руку на шею Дэш и ощутил теплоту и лёгкое покалывание в пустоте.</text:p>
      <text:p text:style-name="P90"><text:span text:style-name="T10">–</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46" text:outline-level="2"><text:soft-page-break/>Земля</text:h>
      <text:p text:style-name="P93">Музыкальная тема из бегущего по лезвию бритвы — <text:span text:style-name="T10">Mission impossible</text:span></text:p>
      <text:p text:style-name="P95">или из <text:span text:style-name="T10">Donnie Darko</text:span></text:p>
      <text:p text:style-name="P94">&lt;Ужас возвращения из тёплого волшебного мира друзей в холодную скучную реальность.&gt;</text:p>
      <text:p text:style-name="P8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text:soft-page-break/>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90"/>
      <text:p text:style-name="P90"/>
      <text:p text:style-name="P90"/>
      <text:p text:style-name="P77"/>
      <text:p text:style-name="P75"><text:span text:style-name="T1">–</text:span> Запрыгивай <text:span text:style-name="T1">–</text:span> разгневанно фыркнула она и ткнулась в меня боком.</text:p>
      <text:p text:style-name="P7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5"><text:span text:style-name="T10">–</text:span> Держись! <text:span text:style-name="T10">–</text:span> <text:span text:style-name="T1">н</text:span>е успев процедить это сквозь сжатые зубы, Селестия пустилась вскачь.</text:p>
      <text:p text:style-name="P7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5">Выход был уже совсем рядом, когда нас встретила Луна.</text:p>
      <text:p text:style-name="P7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5">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5"/>
      <text:p text:style-name="P75"/>
      <text:p text:style-name="P75"/>
      <text:p text:style-name="P75"/>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01T00:08:19.74</dc:date>
    <meta:editing-duration>P93DT19H56M15S</meta:editing-duration>
    <meta:editing-cycles>5734</meta:editing-cycles>
    <meta:generator>OpenOffice/4.1.1$Win32 OpenOffice.org_project/411m6$Build-9775</meta:generator>
    <meta:document-statistic meta:table-count="0" meta:image-count="0" meta:object-count="0" meta:page-count="169" meta:paragraph-count="3513" meta:word-count="80338" meta:character-count="512506"/>
    <dc:creator>макс </dc:creator>
  </office:meta>
</office:document-meta>
</file>